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fb82"/>
    </style:style>
    <style:style style:name="P2" style:family="paragraph" style:parent-style-name="Standard">
      <style:text-properties officeooo:rsid="00189c2b" officeooo:paragraph-rsid="00189c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VM works </text:p>
      <text:p text:style-name="P1"><text:a xlink:type="simple" xlink:href="https://www.geeksforgeeks.org/java-memory-management/" text:style-name="Internet_20_link" text:visited-style-name="Visited_20_Internet_20_Link">https://www.geeksforgeeks.org/java-memory-management/</text:a> </text:p>
      <text:p text:style-name="P1"/>
      <text:p text:style-name="P2">memory </text:p>
      <text:p text:style-name="P2"><text:a xlink:type="simple" xlink:href="https://www.journaldev.com/2856/java-jvm-memory-model-memory-management-in-java" text:style-name="Internet_20_link" text:visited-style-name="Visited_20_Internet_20_Link">https://www.journaldev.com/2856/java-jvm-memory-model-memory-management-in-java</text:a> \</text:p>
      <text:p text:style-name="P2"/>
      <text:p text:style-name="P2">method area is part of perm ge</text:p>
      <text:p text:style-name="P2">string pool can be part of parem gen or old g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22:37:19.349000000</meta:creation-date>
    <dc:date>2019-09-23T22:40:10.970000000</dc:date>
    <meta:editing-duration>PT2M56S</meta:editing-duration>
    <meta:editing-cycles>2</meta:editing-cycles>
    <meta:generator>Neat_Office/6.1.3.2$Windows_x86 LibreOffice_project/</meta:generator>
    <meta:document-statistic meta:table-count="0" meta:image-count="0" meta:object-count="0" meta:page-count="1" meta:paragraph-count="6" meta:word-count="24" meta:character-count="228" meta:non-whitespace-character-count="207"/>
  </office:meta>
</office:document-meta>
</file>